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eca8" officeooo:paragraph-rsid="000ceca8"/>
    </style:style>
    <style:style style:name="P2" style:family="paragraph" style:parent-style-name="Standard">
      <style:text-properties officeooo:rsid="000d6809" officeooo:paragraph-rsid="000d6809"/>
    </style:style>
    <style:style style:name="P3" style:family="paragraph" style:parent-style-name="Standard">
      <style:text-properties officeooo:rsid="000f4424" officeooo:paragraph-rsid="000f4424"/>
    </style:style>
    <style:style style:name="P4" style:family="paragraph" style:parent-style-name="Standard">
      <style:text-properties officeooo:rsid="00111290" officeooo:paragraph-rsid="00111290"/>
    </style:style>
    <style:style style:name="P5" style:family="paragraph" style:parent-style-name="Standard" style:list-style-name="L1">
      <style:text-properties officeooo:rsid="00111290" officeooo:paragraph-rsid="0011129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cesito poder hacer scroll (poner solo a gridpane de pokemon, equipos y etc?)</text:p>
      <text:p text:style-name="P2">Se puede hacer que una imagen sea pulsabele? (Para botones de busqueda, filtro, eliminar y añadir)</text:p>
      <text:p text:style-name="P3">Necesito ver como hacer una lista ordenada para novedades</text:p>
      <text:p text:style-name="P4">Como hacer para mostrar equipos:</text:p>
      <text:list text:style-name="L1">
        <text:list-item>
          <text:p text:style-name="P5">vbox global que contenga hbox por cada equpipo</text:p>
        </text:list-item>
        <text:list-item>
          <text:p text:style-name="P5">gridpane con estilos para que cada fila se vea como una entrada y en cada celda haya un elemento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08T12:26:51.886000000</dc:date>
    <meta:editing-duration>PT25M37S</meta:editing-duration>
    <meta:editing-cycles>4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7" meta:word-count="73" meta:character-count="410" meta:non-whitespace-character-count="346"/>
  </office:meta>
</office:document-meta>
</file>